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mpRepeaterJXPathBinding.getInsertChildBind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mpRepeaterJXPathBinding.doSave( Widget frmModel , JXPathContext jctx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TempRepeaterJXPathBinding.getRepeater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mpRepeaterJXPathBinding.getClearOn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mpRepeaterJXPathBinding.getDeleteIf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mpRepeaterJXPathBinding.doLoad( Widget frmModel , JXPathContext jctx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TempRepeaterJXPathBinding.TempRepeaterJXPathBinding( JXPathBindingBuilderBase . CommonAttributes commonAtts , String repeaterId , String repeaterPath , String rowPath , String rowPathInsert , boolean virtualRows , boolean clearOnLoad , boolean deleteIfEmpty , JXPathBindingBase rowBinding , JXPathBindingBase insert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mpRepeaterJXPathBinding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mpRepeaterJXPathBinding.getRowPathInse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mpRepeaterJXPathBindin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RepeaterJXPathBinding.getChildBind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mpRepeaterJXPathBinding.getRow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mpRepeaterJXPathBinding.getVirtualR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